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8pt"/>
    </style:style>
    <style:style style:name="ro2" style:family="table-row">
      <style:table-row-properties style:row-height="14.66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style:glyph-orientation-vertical="0" fo:background-color="#66cc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/>
    </style:style>
    <style:style style:name="ce5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fo:background-color="#b2b2b2"/>
    </style:style>
    <style:style style:name="ce12" style:family="table-cell" style:parent-style-name="Default">
      <style:table-cell-properties fo:background-color="#999999"/>
    </style:style>
    <style:style style:name="ce13" style:family="table-cell" style:parent-style-name="Default">
      <style:table-cell-properties fo:background-color="#80808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glyph-orientation-vertical="0" fo:background-color="#66cc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5"/>
          <table:table-cell table:style-name="ce5" office:value-type="string" calcext:value-type="string">
            <text:p>run on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inst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4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inst5</text:p>
          </table:table-cell>
          <table:table-cell/>
          <table:table-cell table:style-name="ce10"/>
          <table:table-cell/>
        </table:table-row>
        <table:table-row table:style-name="ro1">
          <table:table-cell table:style-name="ce10" office:value-type="string" calcext:value-type="string">
            <text:p>inst6</text:p>
          </table:table-cell>
          <table:table-cell/>
          <table:table-cell table:style-name="ce10"/>
          <table:table-cell/>
        </table:table-row>
        <table:table-row table:style-name="ro1">
          <table:table-cell table:style-name="ce10" office:value-type="string" calcext:value-type="string">
            <text:p>inst7</text:p>
          </table:table-cell>
          <table:table-cell/>
          <table:table-cell table:style-name="ce10"/>
          <table:table-cell/>
        </table:table-row>
        <table:table-row table:style-name="ro1">
          <table:table-cell table:style-name="ce10" office:value-type="string" calcext:value-type="string">
            <text:p>inst8</text:p>
          </table:table-cell>
          <table:table-cell/>
          <table:table-cell table:style-name="ce10"/>
          <table:table-cell/>
        </table:table-row>
        <table:table-row table:style-name="ro1">
          <table:table-cell table:style-name="ce11" office:value-type="string" calcext:value-type="string">
            <text:p>inst9</text:p>
          </table:table-cell>
          <table:table-cell/>
          <table:table-cell table:style-name="ce11"/>
          <table:table-cell/>
        </table:table-row>
        <table:table-row table:style-name="ro1">
          <table:table-cell table:style-name="ce11" office:value-type="string" calcext:value-type="string">
            <text:p>inst10</text:p>
          </table:table-cell>
          <table:table-cell/>
          <table:table-cell table:style-name="ce11"/>
          <table:table-cell/>
        </table:table-row>
        <table:table-row table:style-name="ro1">
          <table:table-cell table:style-name="ce11" office:value-type="string" calcext:value-type="string">
            <text:p>inst11</text:p>
          </table:table-cell>
          <table:table-cell/>
          <table:table-cell table:style-name="ce11"/>
          <table:table-cell/>
        </table:table-row>
        <table:table-row table:style-name="ro1">
          <table:table-cell table:style-name="ce11" office:value-type="string" calcext:value-type="string">
            <text:p>inst12</text:p>
          </table:table-cell>
          <table:table-cell/>
          <table:table-cell table:style-name="ce11"/>
          <table:table-cell/>
        </table:table-row>
        <table:table-row table:style-name="ro1">
          <table:table-cell table:style-name="ce12" office:value-type="string" calcext:value-type="string">
            <text:p>inst13</text:p>
          </table:table-cell>
          <table:table-cell/>
          <table:table-cell table:style-name="ce12"/>
          <table:table-cell/>
        </table:table-row>
        <table:table-row table:style-name="ro1">
          <table:table-cell table:style-name="ce12" office:value-type="string" calcext:value-type="string">
            <text:p>inst14</text:p>
          </table:table-cell>
          <table:table-cell/>
          <table:table-cell table:style-name="ce12"/>
          <table:table-cell/>
        </table:table-row>
        <table:table-row table:style-name="ro1">
          <table:table-cell table:style-name="ce12" office:value-type="string" calcext:value-type="string">
            <text:p>inst15</text:p>
          </table:table-cell>
          <table:table-cell/>
          <table:table-cell table:style-name="ce12"/>
          <table:table-cell/>
        </table:table-row>
        <table:table-row table:style-name="ro1">
          <table:table-cell table:style-name="ce12" office:value-type="string" calcext:value-type="string">
            <text:p>inst16</text:p>
          </table:table-cell>
          <table:table-cell/>
          <table:table-cell table:style-name="ce12"/>
          <table:table-cell/>
        </table:table-row>
        <table:table-row table:style-name="ro1">
          <table:table-cell table:style-name="ce13" office:value-type="string" calcext:value-type="string">
            <text:p>inst17</text:p>
          </table:table-cell>
          <table:table-cell table:style-name="ce13" table:number-columns-repeated="2"/>
          <table:table-cell/>
        </table:table-row>
        <table:table-row table:style-name="ro1">
          <table:table-cell table:style-name="ce13" office:value-type="string" calcext:value-type="string">
            <text:p>inst18</text:p>
          </table:table-cell>
          <table:table-cell table:style-name="ce13" table:number-columns-repeated="2"/>
          <table:table-cell/>
        </table:table-row>
        <table:table-row table:style-name="ro1">
          <table:table-cell table:style-name="ce14" office:value-type="string" calcext:value-type="string">
            <text:p>inst19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 calcext:value-type="string">
            <text:p>inst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21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ce8"/>
        <table:table-column table:style-name="co1" table:number-columns-repeated="5" table:default-cell-style-name="ce9"/>
        <table:table-row table:style-name="ro2">
          <table:table-cell table:style-name="ce7" office:value-type="string" calcext:value-type="string">
            <text:p>InstanceNo</text:p>
          </table:table-cell>
          <table:table-cell table:style-name="ce7" office:value-type="string" calcext:value-type="string">
            <text:p>RunNo</text:p>
          </table:table-cell>
          <table:table-cell table:style-name="ce7" office:value-type="string" calcext:value-type="string">
            <text:p>RunBestP</text:p>
          </table:table-cell>
          <table:table-cell table:style-name="ce7" office:value-type="string" calcext:value-type="string">
            <text:p>RunBestR</text:p>
          </table:table-cell>
          <table:table-cell table:style-name="ce7" office:value-type="string" calcext:value-type="string">
            <text:p>ConfigBestP</text:p>
          </table:table-cell>
          <table:table-cell table:style-name="ce7" office:value-type="string" calcext:value-type="string">
            <text:p>ConfBest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style-name="ce6"/>
          <table:table-cell table:style-name="Default" table:number-columns-repeated="5"/>
        </table:table-row>
        <table:table-row table:style-name="ro1">
          <table:table-cell table:style-name="ce6"/>
          <table:table-cell table:style-name="Default" table:number-columns-repeated="5"/>
        </table:table-row>
      </table:table>
      <table:table table:name="Sheet3" table:style-name="ta1">
        <table:table-column table:style-name="co1" table:number-columns-repeated="29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06062569" calcext:value-type="float">
            <text:p>1306062569</text:p>
          </table:table-cell>
          <table:table-cell office:value-type="float" office:value="-149496183" calcext:value-type="float">
            <text:p>-149496183</text:p>
          </table:table-cell>
          <table:table-cell office:value-type="float" office:value="-1931382557" calcext:value-type="float">
            <text:p>-1931382557</text:p>
          </table:table-cell>
          <table:table-cell office:value-type="float" office:value="343731325" calcext:value-type="float">
            <text:p>343731325</text:p>
          </table:table-cell>
          <table:table-cell office:value-type="float" office:value="-740358605" calcext:value-type="float">
            <text:p>-740358605</text:p>
          </table:table-cell>
          <table:table-cell office:value-type="float" office:value="-1297485126" calcext:value-type="float">
            <text:p>-1297485126</text:p>
          </table:table-cell>
          <table:table-cell office:value-type="float" office:value="1514741374" calcext:value-type="float">
            <text:p>1514741374</text:p>
          </table:table-cell>
          <table:table-cell office:value-type="float" office:value="-907110007" calcext:value-type="float">
            <text:p>-907110007</text:p>
          </table:table-cell>
          <table:table-cell office:value-type="float" office:value="1762039" calcext:value-type="float">
            <text:p>1762039</text:p>
          </table:table-cell>
          <table:table-cell office:value-type="float" office:value="763759587" calcext:value-type="float">
            <text:p>763759587</text:p>
          </table:table-cell>
          <table:table-cell office:value-type="float" office:value="96446163" calcext:value-type="float">
            <text:p>96446163</text:p>
          </table:table-cell>
          <table:table-cell office:value-type="float" office:value="1470184035" calcext:value-type="float">
            <text:p>1470184035</text:p>
          </table:table-cell>
          <table:table-cell office:value-type="float" office:value="810388213" calcext:value-type="float">
            <text:p>810388213</text:p>
          </table:table-cell>
          <table:table-cell office:value-type="float" office:value="995042188" calcext:value-type="float">
            <text:p>995042188</text:p>
          </table:table-cell>
          <table:table-cell office:value-type="float" office:value="-1322033668" calcext:value-type="float">
            <text:p>-1322033668</text:p>
          </table:table-cell>
          <table:table-cell office:value-type="float" office:value="-1642006699" calcext:value-type="float">
            <text:p>-1642006699</text:p>
          </table:table-cell>
          <table:table-cell office:value-type="float" office:value="-1863972325" calcext:value-type="float">
            <text:p>-1863972325</text:p>
          </table:table-cell>
          <table:table-cell office:value-type="float" office:value="-716427447" calcext:value-type="float">
            <text:p>-716427447</text:p>
          </table:table-cell>
          <table:table-cell office:value-type="float" office:value="1330185310" calcext:value-type="float">
            <text:p>1330185310</text:p>
          </table:table-cell>
          <table:table-cell office:value-type="float" office:value="-1193031224" calcext:value-type="float">
            <text:p>-1193031224</text:p>
          </table:table-cell>
          <table:table-cell office:value-type="float" office:value="-633815730" calcext:value-type="float">
            <text:p>-633815730</text:p>
          </table:table-cell>
          <table:table-cell office:value-type="float" office:value="1020137003" calcext:value-type="float">
            <text:p>1020137003</text:p>
          </table:table-cell>
          <table:table-cell office:value-type="float" office:value="1098193166" calcext:value-type="float">
            <text:p>1098193166</text:p>
          </table:table-cell>
          <table:table-cell office:value-type="float" office:value="-1152948011" calcext:value-type="float">
            <text:p>-1152948011</text:p>
          </table:table-cell>
          <table:table-cell office:value-type="float" office:value="1536820585" calcext:value-type="float">
            <text:p>1536820585</text:p>
          </table:table-cell>
          <table:table-cell office:value-type="float" office:value="840128889" calcext:value-type="float">
            <text:p>840128889</text:p>
          </table:table-cell>
          <table:table-cell office:value-type="float" office:value="-496144785" calcext:value-type="float">
            <text:p>-496144785</text:p>
          </table:table-cell>
          <table:table-cell office:value-type="float" office:value="-307696868" calcext:value-type="float">
            <text:p>-307696868</text:p>
          </table:table-cell>
          <table:table-cell office:value-type="float" office:value="1094887045" calcext:value-type="float">
            <text:p>1094887045</text:p>
          </table:table-cell>
          <table:table-cell office:value-type="float" office:value="-1362359136" calcext:value-type="float">
            <text:p>-1362359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/00/0000</text:date>, <text:time style:data-style-name="N2" text:time-value="13:37:34.832796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yla Gülcü</meta:initial-creator>
    <meta:creation-date>2016-02-27T13:06:19.579154377</meta:creation-date>
    <dc:date>2016-04-24T13:37:42.907074974</dc:date>
    <dc:creator>Ayla Gülcü</dc:creator>
    <meta:editing-duration>PT18H54M34S</meta:editing-duration>
    <meta:editing-cycles>49</meta:editing-cycles>
    <meta:generator>LibreOffice/5.0.3.2$Linux_X86_64 LibreOffice_project/00m0$Build-2</meta:generator>
    <meta:document-statistic meta:table-count="3" meta:cell-count="150" meta:object-count="0"/>
  </office:meta>
</office:document-meta>
</file>